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799in"/>
        </style:tab-stops>
      </style:paragraph-properties>
      <style:text-properties fo:font-size="14pt" style:text-underline-style="none" fo:font-weight="bold" officeooo:rsid="001221e0" officeooo:paragraph-rsid="001221e0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2.9799in"/>
        </style:tab-stops>
      </style:paragraph-properties>
      <style:text-properties fo:font-size="14pt" style:text-underline-style="none" fo:font-weight="normal" officeooo:rsid="0015bdd3" officeooo:paragraph-rsid="0015bdd3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221e0" officeooo:paragraph-rsid="001221e0" style:font-size-asian="18pt" style:font-weight-asian="bold" style:font-size-complex="18pt" style:font-weight-complex="bold"/>
    </style:style>
    <style:style style:name="T1" style:family="text">
      <style:text-properties officeooo:rsid="0015bd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sis Notes</text:p>
      <text:p text:style-name="P3"/>
      <text:p text:style-name="P1">- <text:span text:style-name="T1">References:</text:span></text:p>
      <text:p text:style-name="P1"/>
      <text:p text:style-name="P2">Artjom Kochtchi, Tatiana von Landesberger, and Chris Biemann. Networks of Names: Visual Exploration and Semi-</text:p>
      <text:p text:style-name="P2">Automatic Tagging of Social Networks from Newspaper Articles. Computer Graphics Forum, 2014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1:31:00.373466730</meta:creation-date>
    <dc:date>2018-01-15T11:33:41.594613914</dc:date>
    <meta:editing-duration>PT2M3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1" meta:character-count="226" meta:non-whitespace-character-count="199"/>
  </office:meta>
</office:document-meta>
</file>